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1085a" officeooo:paragraph-rsid="002108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ING A LIBREOFFICE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1:50:57.257938296</meta:creation-date>
    <dc:date>2020-04-26T11:51:43.671374984</dc:date>
    <meta:editing-duration>PT47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1" meta:paragraph-count="1" meta:word-count="4" meta:character-count="30" meta:non-whitespace-character-count="27"/>
  </office:meta>
</office:document-meta>
</file>